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fo:font-variant="normal" fo:text-transform="none" fo:color="#c7254e" style:font-name="Courier New" fo:font-size="9pt" fo:letter-spacing="normal" fo:font-style="normal" fo:font-weight="normal" officeooo:paragraph-rsid="002f61cc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By default, the df command displays filesystem use in:</text:p>
      <text:p text:style-name="P1">1-G block size</text:p>
      <text:p text:style-name="P1">1-K block size</text:p>
      <text:p text:style-name="P1">1-M block size</text:p>
      <text:p text:style-name="P1">1-T block size</text:p>
      <text:p text:style-name="P1">Question 2</text:p>
      <text:p text:style-name="P1">Inodes are used to store a file's:</text:p>
      <text:p text:style-name="P1">Metadata</text:p>
      <text:p text:style-name="P1">Location</text:p>
      <text:p text:style-name="P1">Name</text:p>
      <text:p text:style-name="P1">Contents</text:p>
      <text:p text:style-name="P1">Question 3</text:p>
      <text:p text:style-name="P1">The _____ command will display how much space a directory is using.</text:p>
      <text:p text:style-name="P1">init</text:p>
      <text:p text:style-name="P1">du</text:p>
      <text:p text:style-name="P1">df</text:p>
      <text:p text:style-name="P1">dir</text:p>
      <text:p text:style-name="P1">Question 4</text:p>
      <text:p text:style-name="P1">The number of inodes in a filesystem is:</text:p>
      <text:p text:style-name="P1">Determined by the filesystem type</text:p>
      <text:p text:style-name="P1">Always the same for every filesystem</text:p>
      <text:p text:style-name="P1">Something that can be changed at a later date</text:p>
      <text:p text:style-name="P1">Determined when the filesystem is created</text:p>
      <text:p text:style-name="P1">Question 5</text:p>
      <text:p text:style-name="P1">Which of the following commands will shut down the system?</text:p>
      <text:p text:style-name="P1">init 5</text:p>
      <text:p text:style-name="P1">init 2</text:p>
      <text:p text:style-name="P1">init 0</text:p>
      <text:p text:style-name="P1">init 7</text:p>
      <text:p text:style-name="P1"><text:soft-page-break/>init 1</text:p>
      <text:p text:style-name="P1">Question 6</text:p>
      <text:p text:style-name="P1">Which option to the df command shows how many inodes are free in a filesystem?</text:p>
      <text:p text:style-name="P1">-f</text:p>
      <text:p text:style-name="P1">-inode</text:p>
      <text:p text:style-name="P1">-free</text:p>
      <text:p text:style-name="P1">-i</text:p>
      <text:p text:style-name="P1">Question 7</text:p>
      <text:p text:style-name="P1">Which option to the df command shows human-readable sizes?</text:p>
      <text:p text:style-name="P1">-d</text:p>
      <text:p text:style-name="P1">-s</text:p>
      <text:p text:style-name="P1">-i</text:p>
      <text:p text:style-name="P1">-h</text:p>
      <text:p text:style-name="P1">Question 8</text:p>
      <text:p text:style-name="P1">Which option to the tune2fs command will allow you to create a journal for an ext2 filesystem?</text:p>
      <text:p text:style-name="P1">-j</text:p>
      <text:p text:style-name="P1">-J</text:p>
      <text:p text:style-name="P1">-l</text:p>
      <text:p text:style-name="P1">-i</text:p>
      <text:p text:style-name="P1">Question 9</text:p>
      <text:p text:style-name="P1">Which option to the tune2fs command will change default mount options?</text:p>
      <text:p text:style-name="P1">-M</text:p>
      <text:p text:style-name="P1">-O</text:p>
      <text:p text:style-name="P1">-m</text:p>
      <text:p text:style-name="P1">-o</text:p>
      <text:p text:style-name="P1">Question 10</text:p>
      <text:p text:style-name="P1">Which option to the tune2fs command will change the space reserved for system use?</text:p>
      <text:p text:style-name="P1">-R</text:p>
      <text:p text:style-name="P1">-m</text:p>
      <text:p text:style-name="P1">-M</text:p>
      <text:p text:style-name="P1"><text:soft-page-break/>-r</text:p>
      <text:p text:style-name="P1"/>
      <text:p text:style-name="P2"/>
      <text:p text:style-name="P1"><text:a xlink:type="simple" xlink:href="https://examans.com/linux-exam-1/" text:style-name="Internet_20_link" text:visited-style-name="Visited_20_Internet_20_Link">https://examans.com/linux-exam-1/</text:a></text:p>
      <text:p text:style-name="P1"/>
      <text:p text:style-name="P3">vgext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3-06T15:56:04.674664096</dc:date>
    <meta:editing-duration>PT1H12M23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3" meta:paragraph-count="63" meta:word-count="210" meta:character-count="1104" meta:non-whitespace-character-count="957"/>
  </office:meta>
</office:document-meta>
</file>